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109: "* (Klingt als sei das Tor offen.)/%",</text:p>
          </table:table-cell>
          <table:table-cell table:number-columns-repeated="6"/>
          <table:table-cell office:value-type="string" calcext:value-type="string">
            <text:p>Zeilennummer 1109: "* (Sounded like a door opened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Kris^1, um^1, du hast es nicht vergessen,^1, oder...?/",</text:p>
          </table:table-cell>
          <table:table-cell table:number-columns-repeated="6"/>
          <table:table-cell office:value-type="string" calcext:value-type="string">
            <text:p>Zeilennummer 1109: "* Kris^1, um^1, you didn't forget^1, did you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Du weißt schon, dass du mit [",</text:p>
          </table:table-cell>
          <table:table-cell table:number-columns-repeated="6"/>
          <table:table-cell office:value-type="string" calcext:value-type="string">
            <text:p>Zeilennummer 1109: "* That you can run by holding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] rennen kanst, oder?/%",</text:p>
          </table:table-cell>
          <table:table-cell table:number-columns-repeated="6"/>
          <table:table-cell office:value-type="string" calcext:value-type="string">
            <text:p>Zeilennummer 1109: "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Ehmm^1, Kris^1, ich denke wir können das Puzzel später lösen./",</text:p>
          </table:table-cell>
          <table:table-cell table:number-columns-repeated="6"/>
          <table:table-cell office:value-type="string" calcext:value-type="string">
            <text:p>Zeilennummer 1109: "* Ummm^1, Kris^1, I think we might be missing somethi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\\E8* Vielleicht sollten wir erstmal in den vorliegenden Raum gehen?/%",</text:p>
          </table:table-cell>
          <table:table-cell table:number-columns-repeated="6"/>
          <table:table-cell office:value-type="string" calcext:value-type="string">
            <text:p>Zeilennummer 1109: "\\E8* Maybe we should try going to the next room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Hey Kris^1, wenn du mit einem Puzzle hilfe brauchst .../",</text:p>
          </table:table-cell>
          <table:table-cell table:number-columns-repeated="6"/>
          <table:table-cell office:value-type="string" calcext:value-type="string">
            <text:p>Zeilennummer 1109: "* Hey Kris^1, if you need help with a puzzl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\\E8* Frag mich einfach^1, OK?/",</text:p>
          </table:table-cell>
          <table:table-cell table:number-columns-repeated="6"/>
          <table:table-cell office:value-type="string" calcext:value-type="string">
            <text:p>Zeilennummer 1109: "\\E8* Feel free to ask me anytime^1, OK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Und wenn du meine hilfe brauchst..^1.&amp;* Bist du erledigt./%",</text:p>
          </table:table-cell>
          <table:table-cell table:number-columns-repeated="6"/>
          <table:table-cell office:value-type="string" calcext:value-type="string">
            <text:p>Zeilennummer 1109: "* And if you need help from me..^1.&amp;* You're screwed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Gosch^1.&amp;* SCHON WIEDR?/",</text:p>
          </table:table-cell>
          <table:table-cell table:number-columns-repeated="6"/>
          <table:table-cell office:value-type="string" calcext:value-type="string">
            <text:p>Zeilennummer 1109: "* Oh my god^1.&amp;* AGAIN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WARUM ist ER nochmal der Gruppenleiter?/",</text:p>
          </table:table-cell>
          <table:table-cell table:number-columns-repeated="6"/>
          <table:table-cell office:value-type="string" calcext:value-type="string">
            <text:p>Zeilennummer 1109: "* WHY is Kris the leader of the party again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* Susie! K-Kris versucht doch mit[",</text:p>
          </table:table-cell>
          <table:table-cell table:number-columns-repeated="6"/>
          <table:table-cell office:value-type="string" calcext:value-type="string">
            <text:p>Zeilennummer 1109: "* Susie! K-Kris is doing their best to use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09: "] zu RENNEN!/%",</text:p>
          </table:table-cell>
          <table:table-cell table:number-columns-repeated="6"/>
          <table:table-cell office:value-type="string" calcext:value-type="string">
            <text:p>Zeilennummer 1109: " to RUN!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47:19.073000000</meta:creation-date>
    <dc:date>2023-06-18T20:48:39.223000000</dc:date>
    <meta:editing-duration>PT1M20S</meta:editing-duration>
    <meta:editing-cycles>1</meta:editing-cycles>
    <meta:document-statistic meta:table-count="1" meta:cell-count="29" meta:object-count="0"/>
    <meta:generator>LibreOffice/7.4.3.2$Windows_X86_64 LibreOffice_project/1048a8393ae2eeec98dff31b5c133c5f1d08b890</meta:generator>
  </office:meta>
</office:document-meta>
</file>